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9.97mm" svg:height="90.04mm" svg:x="67.18mm" svg:y="3.72mm">
            <draw:object draw:notify-on-update-of-ranges="Лист1.B1:Лист1.B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6.16mm" svg:y="127.43mm">
            <draw:object draw:notify-on-update-of-ranges="Лист1.B29:Лист1.B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1629" calcext:value-type="float">
            <text:p>0,0016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6863" calcext:value-type="float">
            <text:p>0,00686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23256" calcext:value-type="float">
            <text:p>0,0232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3734" calcext:value-type="float">
            <text:p>0,0373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55941" calcext:value-type="float">
            <text:p>0,05594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95368" calcext:value-type="float">
            <text:p>0,095368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136086" calcext:value-type="float">
            <text:p>0,13608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250475" calcext:value-type="float">
            <text:p>0,25047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154121" calcext:value-type="float">
            <text:p>0,15412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257626" calcext:value-type="float">
            <text:p>0,257626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.308315" calcext:value-type="float">
            <text:p>0,30831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452929" calcext:value-type="float">
            <text:p>0,452929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0.485949" calcext:value-type="float">
            <text:p>0,48594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506201" calcext:value-type="float">
            <text:p>0,506201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476596" calcext:value-type="float">
            <text:p>0,47659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620162" calcext:value-type="float">
            <text:p>0,620162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0.691843" calcext:value-type="float">
            <text:p>0,691843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814826" calcext:value-type="float">
            <text:p>0,814826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0.711664" calcext:value-type="float">
            <text:p>0,71166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1094" calcext:value-type="float">
            <text:p>1,1094</text:p>
          </table:table-cell>
        </table:table-row>
        <table:table-row table:style-name="ro1" table:number-rows-repeated="8"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.989103" calcext:value-type="float">
            <text:p>3,98910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5.514974" calcext:value-type="float">
            <text:p>15,514974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35.137984" calcext:value-type="float">
            <text:p>35,13798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64.151711" calcext:value-type="float">
            <text:p>64,1517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.00.0000</text:date>, <text:time style:data-style-name="N2" text:time-value="14:49:25.55682160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6T15:27:32.190614999</meta:creation-date>
    <dc:date>2020-05-23T15:00:16.075776738</dc:date>
    <meta:editing-duration>PT2H1M49S</meta:editing-duration>
    <meta:editing-cycles>2</meta:editing-cycles>
    <meta:generator>LibreOffice/6.0.7.3$Linux_X86_64 LibreOffice_project/00m0$Build-3</meta:generator>
    <meta:document-statistic meta:table-count="1" meta:cell-count="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2.961cm" svg:y="4.203cm" style:legend-expansion="high" chart:style-name="ch2"/>
        <chart:plot-area chart:style-name="ch3" table:cell-range-address="Лист1.B1:Лист1.B20" svg:x="0.319cm" svg:y="0.18cm" svg:width="12.323cm" svg:height="8.645cm">
          <chartooo:coordinate-region svg:x="1.046cm" svg:y="0.38cm" svg:width="11.409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1:Лист1.B20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29">
                <text:p>0.001629</text:p>
                <draw:g>
                  <svg:desc>Лист1.B1:Лист1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863">
                <text:p>0.0068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3256">
                <text:p>0.023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734">
                <text:p>0.037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5941">
                <text:p>0.0559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5368">
                <text:p>0.095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6086">
                <text:p>0.1360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0475">
                <text:p>0.2504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4121">
                <text:p>0.1541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7626">
                <text:p>0.2576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8315">
                <text:p>0.3083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52929">
                <text:p>0.4529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85949">
                <text:p>0.4859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06201">
                <text:p>0.5062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76596">
                <text:p>0.4765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20162">
                <text:p>0.6201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91843">
                <text:p>0.6918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14826">
                <text:p>0.8148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11664">
                <text:p>0.7116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094">
                <text:p>1.10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4.201cm" style:legend-expansion="high" chart:style-name="ch2"/>
        <chart:plot-area chart:style-name="ch3" table:cell-range-address="Лист1.B29:Лист1.B32" svg:x="0.32cm" svg:y="0.18cm" svg:width="12.323cm" svg:height="8.64cm">
          <chartooo:coordinate-region svg:x="0.941cm" svg:y="0.379cm" svg:width="11.60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29:Лист1.B32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989103">
                <text:p>3.989103</text:p>
                <draw:g>
                  <svg:desc>Лист1.B29:Лист1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514974">
                <text:p>15.5149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.137984">
                <text:p>35.1379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.151711">
                <text:p>64.1517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